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8.585in" svg:y="0.7236in">
            <draw:object draw:notify-on-update-of-ranges="Sheet1.B3:Sheet1.B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Counter 1 val after 100k n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" calcext:value-type="float">
            <text:p>438</text:p>
          </table:table-cell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698" calcext:value-type="float">
            <text:p>698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175" calcext:value-type="float">
            <text:p>175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office:value-type="float" office:value="715" calcext:value-type="float">
            <text:p>715</text:p>
          </table:table-cell>
          <table:table-cell table:number-columns-repeated="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office:value-type="float" office:value="225" calcext:value-type="float">
            <text:p>225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office:value-type="float" office:value="250" calcext:value-type="float">
            <text:p>25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office:value-type="float" office:value="275" calcext:value-type="float">
            <text:p>275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6" calcext:value-type="float">
            <text:p>666</text:p>
          </table:table-cell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table:number-columns-repeated="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3" calcext:value-type="float">
            <text:p>663</text:p>
          </table:table-cell>
          <table:table-cell office:value-type="float" office:value="325" calcext:value-type="float">
            <text:p>325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8" calcext:value-type="float">
            <text:p>698</text:p>
          </table:table-cell>
          <table:table-cell office:value-type="float" office:value="350" calcext:value-type="float">
            <text:p>350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7" calcext:value-type="float">
            <text:p>677</text:p>
          </table:table-cell>
          <table:table-cell office:value-type="float" office:value="375" calcext:value-type="float">
            <text:p>375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number-columns-repeated="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office:value-type="float" office:value="425" calcext:value-type="float">
            <text:p>425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2" calcext:value-type="float">
            <text:p>702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table:number-columns-repeated="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7" calcext:value-type="float">
            <text:p>687</text:p>
          </table:table-cell>
          <table:table-cell office:value-type="float" office:value="525" calcext:value-type="float">
            <text:p>525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49" calcext:value-type="float">
            <text:p>749</text:p>
          </table:table-cell>
          <table:table-cell office:value-type="float" office:value="625" calcext:value-type="float">
            <text:p>625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0" calcext:value-type="float">
            <text:p>700</text:p>
          </table:table-cell>
          <table:table-cell office:value-type="float" office:value="675" calcext:value-type="float">
            <text:p>675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table:number-columns-repeated="6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825" calcext:value-type="float">
            <text:p>825</text:p>
          </table:table-cell>
          <table:table-cell table:number-columns-repeated="61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61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61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61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5" calcext:value-type="float">
            <text:p>715</text:p>
          </table:table-cell>
          <table:table-cell office:value-type="float" office:value="975" calcext:value-type="float">
            <text:p>975</text:p>
          </table:table-cell>
          <table:table-cell table:number-columns-repeated="61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number-columns-repeated="62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4:42:43.41953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3:12:22.645804719</meta:creation-date>
    <dc:date>2020-08-24T14:48:17.570307623</dc:date>
    <meta:editing-duration>P1DT22H29M1S</meta:editing-duration>
    <meta:editing-cycles>4</meta:editing-cycles>
    <meta:generator>LibreOffice/6.4.5.2$Linux_X86_64 LibreOffice_project/40$Build-2</meta:generator>
    <meta:document-statistic meta:table-count="1" meta:cell-count="1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064cm" svg:y="4.192cm" style:legend-expansion="high" chart:style-name="ch2"/>
        <chart:plot-area chart:style-name="ch3" table:cell-range-address="Sheet1.B3:Sheet1.B62" svg:x="0.319cm" svg:y="0.18cm" svg:width="12.426cm" svg:height="8.645cm">
          <chartooo:coordinate-region svg:x="1.156cm" svg:y="0.39cm" svg:width="11.589cm" svg:height="7.6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2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3:Sheet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